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08in solid #000000"/>
      <style:paragraph-properties fo:text-align="en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/>
    </style:style>
    <style:style style:name="ce3" style:family="table-cell" style:parent-style-name="Default">
      <style:table-cell-properties fo:background-color="#ccccff" style:text-align-source="fix" style:repeat-content="false" fo:wrap-option="wrap" fo:border="0.0008in solid #000000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2" table:default-cell-style-name="ce2"/>
        <table:table-row table:style-name="ro1" table:number-rows-repeated="4">
          <table:table-cell table:style-name="Default" table:number-columns-repeated="13"/>
        </table:table-row>
        <table:table-row table:style-name="ro1">
          <table:table-cell/>
          <table:table-cell table:style-name="ce1"/>
          <table:table-cell table:style-name="ce3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R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MIN([.B6]+IF([.$A7]=[.C$5];0;1);[.B7]+1;[.C6]+1)" office:value-type="float" office:value="0">
            <text:p>0</text:p>
          </table:table-cell>
          <table:table-cell table:formula="of:=MIN([.C6]+IF([.$A7]=[.D$5];0;1);[.C7]+1;[.D6]+1)" office:value-type="float" office:value="1">
            <text:p>1</text:p>
          </table:table-cell>
          <table:table-cell table:formula="of:=MIN([.D6]+IF([.$A7]=[.E$5];0;1);[.D7]+1;[.E6]+1)" office:value-type="float" office:value="2">
            <text:p>2</text:p>
          </table:table-cell>
          <table:table-cell table:formula="of:=MIN([.E6]+IF([.$A7]=[.F$5];0;1);[.E7]+1;[.F6]+1)" office:value-type="float" office:value="3">
            <text:p>3</text:p>
          </table:table-cell>
          <table:table-cell table:formula="of:=MIN([.F6]+IF([.$A7]=[.G$5];0;1);[.F7]+1;[.G6]+1)" office:value-type="float" office:value="4">
            <text:p>4</text:p>
          </table:table-cell>
          <table:table-cell table:formula="of:=MIN([.G6]+IF([.$A7]=[.H$5];0;1);[.G7]+1;[.H6]+1)" office:value-type="float" office:value="5">
            <text:p>5</text:p>
          </table:table-cell>
          <table:table-cell table:formula="of:=MIN([.H6]+IF([.$A7]=[.I$5];0;1);[.H7]+1;[.I6]+1)" office:value-type="float" office:value="6">
            <text:p>6</text:p>
          </table:table-cell>
          <table:table-cell table:formula="of:=MIN([.I6]+IF([.$A7]=[.J$5];0;1);[.I7]+1;[.J6]+1)" office:value-type="float" office:value="7">
            <text:p>7</text:p>
          </table:table-cell>
          <table:table-cell table:formula="of:=MIN([.J6]+IF([.$A7]=[.K$5];0;1);[.J7]+1;[.K6]+1)" office:value-type="float" office:value="8">
            <text:p>8</text:p>
          </table:table-cell>
          <table:table-cell table:formula="of:=MIN([.K6]+IF([.$A7]=[.L$5];0;1);[.K7]+1;[.L6]+1)" office:value-type="float" office:value="9">
            <text:p>9</text:p>
          </table:table-cell>
          <table:table-cell table:formula="of:=MIN([.L6]+IF([.$A7]=[.M$5];0;1);[.L7]+1;[.M6]+1)" office:value-type="float" office:value="10">
            <text:p>1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MIN([.B7]+IF([.$A8]=[.C$5];0;1);[.B8]+1;[.C7]+1)" office:value-type="float" office:value="1">
            <text:p>1</text:p>
          </table:table-cell>
          <table:table-cell table:formula="of:=MIN([.C7]+IF([.$A8]=[.D$5];0;1);[.C8]+1;[.D7]+1)" office:value-type="float" office:value="0">
            <text:p>0</text:p>
          </table:table-cell>
          <table:table-cell table:formula="of:=MIN([.D7]+IF([.$A8]=[.E$5];0;1);[.D8]+1;[.E7]+1)" office:value-type="float" office:value="1">
            <text:p>1</text:p>
          </table:table-cell>
          <table:table-cell table:formula="of:=MIN([.E7]+IF([.$A8]=[.F$5];0;1);[.E8]+1;[.F7]+1)" office:value-type="float" office:value="2">
            <text:p>2</text:p>
          </table:table-cell>
          <table:table-cell table:formula="of:=MIN([.F7]+IF([.$A8]=[.G$5];0;1);[.F8]+1;[.G7]+1)" office:value-type="float" office:value="3">
            <text:p>3</text:p>
          </table:table-cell>
          <table:table-cell table:formula="of:=MIN([.G7]+IF([.$A8]=[.H$5];0;1);[.G8]+1;[.H7]+1)" office:value-type="float" office:value="4">
            <text:p>4</text:p>
          </table:table-cell>
          <table:table-cell table:formula="of:=MIN([.H7]+IF([.$A8]=[.I$5];0;1);[.H8]+1;[.I7]+1)" office:value-type="float" office:value="5">
            <text:p>5</text:p>
          </table:table-cell>
          <table:table-cell table:formula="of:=MIN([.I7]+IF([.$A8]=[.J$5];0;1);[.I8]+1;[.J7]+1)" office:value-type="float" office:value="6">
            <text:p>6</text:p>
          </table:table-cell>
          <table:table-cell table:formula="of:=MIN([.J7]+IF([.$A8]=[.K$5];0;1);[.J8]+1;[.K7]+1)" office:value-type="float" office:value="7">
            <text:p>7</text:p>
          </table:table-cell>
          <table:table-cell table:formula="of:=MIN([.K7]+IF([.$A8]=[.L$5];0;1);[.K8]+1;[.L7]+1)" office:value-type="float" office:value="8">
            <text:p>8</text:p>
          </table:table-cell>
          <table:table-cell table:formula="of:=MIN([.L7]+IF([.$A8]=[.M$5];0;1);[.L8]+1;[.M7]+1)" office:value-type="float" office:value="9">
            <text:p>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MIN([.B8]+IF([.$A9]=[.C$5];0;1);[.B9]+1;[.C8]+1)" office:value-type="float" office:value="2">
            <text:p>2</text:p>
          </table:table-cell>
          <table:table-cell table:formula="of:=MIN([.C8]+IF([.$A9]=[.D$5];0;1);[.C9]+1;[.D8]+1)" office:value-type="float" office:value="1">
            <text:p>1</text:p>
          </table:table-cell>
          <table:table-cell table:formula="of:=MIN([.D8]+IF([.$A9]=[.E$5];0;1);[.D9]+1;[.E8]+1)" office:value-type="float" office:value="1">
            <text:p>1</text:p>
          </table:table-cell>
          <table:table-cell table:formula="of:=MIN([.E8]+IF([.$A9]=[.F$5];0;1);[.E9]+1;[.F8]+1)" office:value-type="float" office:value="1">
            <text:p>1</text:p>
          </table:table-cell>
          <table:table-cell table:formula="of:=MIN([.F8]+IF([.$A9]=[.G$5];0;1);[.F9]+1;[.G8]+1)" office:value-type="float" office:value="2">
            <text:p>2</text:p>
          </table:table-cell>
          <table:table-cell table:formula="of:=MIN([.G8]+IF([.$A9]=[.H$5];0;1);[.G9]+1;[.H8]+1)" office:value-type="float" office:value="3">
            <text:p>3</text:p>
          </table:table-cell>
          <table:table-cell table:formula="of:=MIN([.H8]+IF([.$A9]=[.I$5];0;1);[.H9]+1;[.I8]+1)" office:value-type="float" office:value="4">
            <text:p>4</text:p>
          </table:table-cell>
          <table:table-cell table:formula="of:=MIN([.I8]+IF([.$A9]=[.J$5];0;1);[.I9]+1;[.J8]+1)" office:value-type="float" office:value="5">
            <text:p>5</text:p>
          </table:table-cell>
          <table:table-cell table:formula="of:=MIN([.J8]+IF([.$A9]=[.K$5];0;1);[.J9]+1;[.K8]+1)" office:value-type="float" office:value="6">
            <text:p>6</text:p>
          </table:table-cell>
          <table:table-cell table:formula="of:=MIN([.K8]+IF([.$A9]=[.L$5];0;1);[.K9]+1;[.L8]+1)" office:value-type="float" office:value="7">
            <text:p>7</text:p>
          </table:table-cell>
          <table:table-cell table:formula="of:=MIN([.L8]+IF([.$A9]=[.M$5];0;1);[.L9]+1;[.M8]+1)"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MIN([.B9]+IF([.$A10]=[.C$5];0;1);[.B10]+1;[.C9]+1)" office:value-type="float" office:value="3">
            <text:p>3</text:p>
          </table:table-cell>
          <table:table-cell table:formula="of:=MIN([.C9]+IF([.$A10]=[.D$5];0;1);[.C10]+1;[.D9]+1)" office:value-type="float" office:value="2">
            <text:p>2</text:p>
          </table:table-cell>
          <table:table-cell table:formula="of:=MIN([.D9]+IF([.$A10]=[.E$5];0;1);[.D10]+1;[.E9]+1)" office:value-type="float" office:value="2">
            <text:p>2</text:p>
          </table:table-cell>
          <table:table-cell table:formula="of:=MIN([.E9]+IF([.$A10]=[.F$5];0;1);[.E10]+1;[.F9]+1)" office:value-type="float" office:value="2">
            <text:p>2</text:p>
          </table:table-cell>
          <table:table-cell table:formula="of:=MIN([.F9]+IF([.$A10]=[.G$5];0;1);[.F10]+1;[.G9]+1)" office:value-type="float" office:value="1">
            <text:p>1</text:p>
          </table:table-cell>
          <table:table-cell table:formula="of:=MIN([.G9]+IF([.$A10]=[.H$5];0;1);[.G10]+1;[.H9]+1)" office:value-type="float" office:value="2">
            <text:p>2</text:p>
          </table:table-cell>
          <table:table-cell table:formula="of:=MIN([.H9]+IF([.$A10]=[.I$5];0;1);[.H10]+1;[.I9]+1)" office:value-type="float" office:value="3">
            <text:p>3</text:p>
          </table:table-cell>
          <table:table-cell table:formula="of:=MIN([.I9]+IF([.$A10]=[.J$5];0;1);[.I10]+1;[.J9]+1)" office:value-type="float" office:value="4">
            <text:p>4</text:p>
          </table:table-cell>
          <table:table-cell table:formula="of:=MIN([.J9]+IF([.$A10]=[.K$5];0;1);[.J10]+1;[.K9]+1)" office:value-type="float" office:value="5">
            <text:p>5</text:p>
          </table:table-cell>
          <table:table-cell table:formula="of:=MIN([.K9]+IF([.$A10]=[.L$5];0;1);[.K10]+1;[.L9]+1)" office:value-type="float" office:value="6">
            <text:p>6</text:p>
          </table:table-cell>
          <table:table-cell table:formula="of:=MIN([.L9]+IF([.$A10]=[.M$5];0;1);[.L10]+1;[.M9]+1)" office:value-type="float" office:value="7">
            <text:p>7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5">
            <text:p>5</text:p>
          </table:table-cell>
          <table:table-cell table:formula="of:=MIN([.B10]+IF([.$A11]=[.C$5];0;1);[.B11]+1;[.C10]+1)" office:value-type="float" office:value="4">
            <text:p>4</text:p>
          </table:table-cell>
          <table:table-cell table:formula="of:=MIN([.C10]+IF([.$A11]=[.D$5];0;1);[.C11]+1;[.D10]+1)" office:value-type="float" office:value="3">
            <text:p>3</text:p>
          </table:table-cell>
          <table:table-cell table:formula="of:=MIN([.D10]+IF([.$A11]=[.E$5];0;1);[.D11]+1;[.E10]+1)" office:value-type="float" office:value="3">
            <text:p>3</text:p>
          </table:table-cell>
          <table:table-cell table:formula="of:=MIN([.E10]+IF([.$A11]=[.F$5];0;1);[.E11]+1;[.F10]+1)" office:value-type="float" office:value="3">
            <text:p>3</text:p>
          </table:table-cell>
          <table:table-cell table:formula="of:=MIN([.F10]+IF([.$A11]=[.G$5];0;1);[.F11]+1;[.G10]+1)" office:value-type="float" office:value="2">
            <text:p>2</text:p>
          </table:table-cell>
          <table:table-cell table:formula="of:=MIN([.G10]+IF([.$A11]=[.H$5];0;1);[.G11]+1;[.H10]+1)" office:value-type="float" office:value="2">
            <text:p>2</text:p>
          </table:table-cell>
          <table:table-cell table:formula="of:=MIN([.H10]+IF([.$A11]=[.I$5];0;1);[.H11]+1;[.I10]+1)" office:value-type="float" office:value="3">
            <text:p>3</text:p>
          </table:table-cell>
          <table:table-cell table:formula="of:=MIN([.I10]+IF([.$A11]=[.J$5];0;1);[.I11]+1;[.J10]+1)" office:value-type="float" office:value="4">
            <text:p>4</text:p>
          </table:table-cell>
          <table:table-cell table:formula="of:=MIN([.J10]+IF([.$A11]=[.K$5];0;1);[.J11]+1;[.K10]+1)" office:value-type="float" office:value="5">
            <text:p>5</text:p>
          </table:table-cell>
          <table:table-cell table:formula="of:=MIN([.K10]+IF([.$A11]=[.L$5];0;1);[.K11]+1;[.L10]+1)" office:value-type="float" office:value="6">
            <text:p>6</text:p>
          </table:table-cell>
          <table:table-cell table:formula="of:=MIN([.L10]+IF([.$A11]=[.M$5];0;1);[.L11]+1;[.M10]+1)" office:value-type="float" office:value="7">
            <text:p>7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table:formula="of:=MIN([.B11]+IF([.$A12]=[.C$5];0;1);[.B12]+1;[.C11]+1)" office:value-type="float" office:value="5">
            <text:p>5</text:p>
          </table:table-cell>
          <table:table-cell table:formula="of:=MIN([.C11]+IF([.$A12]=[.D$5];0;1);[.C12]+1;[.D11]+1)" office:value-type="float" office:value="4">
            <text:p>4</text:p>
          </table:table-cell>
          <table:table-cell table:formula="of:=MIN([.D11]+IF([.$A12]=[.E$5];0;1);[.D12]+1;[.E11]+1)" office:value-type="float" office:value="4">
            <text:p>4</text:p>
          </table:table-cell>
          <table:table-cell table:formula="of:=MIN([.E11]+IF([.$A12]=[.F$5];0;1);[.E12]+1;[.F11]+1)" office:value-type="float" office:value="4">
            <text:p>4</text:p>
          </table:table-cell>
          <table:table-cell table:formula="of:=MIN([.F11]+IF([.$A12]=[.G$5];0;1);[.F12]+1;[.G11]+1)" office:value-type="float" office:value="3">
            <text:p>3</text:p>
          </table:table-cell>
          <table:table-cell table:formula="of:=MIN([.G11]+IF([.$A12]=[.H$5];0;1);[.G12]+1;[.H11]+1)" office:value-type="float" office:value="3">
            <text:p>3</text:p>
          </table:table-cell>
          <table:table-cell table:formula="of:=MIN([.H11]+IF([.$A12]=[.I$5];0;1);[.H12]+1;[.I11]+1)" office:value-type="float" office:value="3">
            <text:p>3</text:p>
          </table:table-cell>
          <table:table-cell table:formula="of:=MIN([.I11]+IF([.$A12]=[.J$5];0;1);[.I12]+1;[.J11]+1)" office:value-type="float" office:value="4">
            <text:p>4</text:p>
          </table:table-cell>
          <table:table-cell table:formula="of:=MIN([.J11]+IF([.$A12]=[.K$5];0;1);[.J12]+1;[.K11]+1)" office:value-type="float" office:value="5">
            <text:p>5</text:p>
          </table:table-cell>
          <table:table-cell table:formula="of:=MIN([.K11]+IF([.$A12]=[.L$5];0;1);[.K12]+1;[.L11]+1)" office:value-type="float" office:value="6">
            <text:p>6</text:p>
          </table:table-cell>
          <table:table-cell table:formula="of:=MIN([.L11]+IF([.$A12]=[.M$5];0;1);[.L12]+1;[.M11]+1)" office:value-type="float" office:value="7">
            <text:p>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table:formula="of:=MIN([.B12]+IF([.$A13]=[.C$5];0;1);[.B13]+1;[.C12]+1)" office:value-type="float" office:value="6">
            <text:p>6</text:p>
          </table:table-cell>
          <table:table-cell table:formula="of:=MIN([.C12]+IF([.$A13]=[.D$5];0;1);[.C13]+1;[.D12]+1)" office:value-type="float" office:value="5">
            <text:p>5</text:p>
          </table:table-cell>
          <table:table-cell table:formula="of:=MIN([.D12]+IF([.$A13]=[.E$5];0;1);[.D13]+1;[.E12]+1)" office:value-type="float" office:value="5">
            <text:p>5</text:p>
          </table:table-cell>
          <table:table-cell table:formula="of:=MIN([.E12]+IF([.$A13]=[.F$5];0;1);[.E13]+1;[.F12]+1)" office:value-type="float" office:value="4">
            <text:p>4</text:p>
          </table:table-cell>
          <table:table-cell table:formula="of:=MIN([.F12]+IF([.$A13]=[.G$5];0;1);[.F13]+1;[.G12]+1)" office:value-type="float" office:value="4">
            <text:p>4</text:p>
          </table:table-cell>
          <table:table-cell table:formula="of:=MIN([.G12]+IF([.$A13]=[.H$5];0;1);[.G13]+1;[.H12]+1)" office:value-type="float" office:value="3">
            <text:p>3</text:p>
          </table:table-cell>
          <table:table-cell table:formula="of:=MIN([.H12]+IF([.$A13]=[.I$5];0;1);[.H13]+1;[.I12]+1)" office:value-type="float" office:value="4">
            <text:p>4</text:p>
          </table:table-cell>
          <table:table-cell table:formula="of:=MIN([.I12]+IF([.$A13]=[.J$5];0;1);[.I13]+1;[.J12]+1)" office:value-type="float" office:value="3">
            <text:p>3</text:p>
          </table:table-cell>
          <table:table-cell table:formula="of:=MIN([.J12]+IF([.$A13]=[.K$5];0;1);[.J13]+1;[.K12]+1)" office:value-type="float" office:value="4">
            <text:p>4</text:p>
          </table:table-cell>
          <table:table-cell table:formula="of:=MIN([.K12]+IF([.$A13]=[.L$5];0;1);[.K13]+1;[.L12]+1)" office:value-type="float" office:value="5">
            <text:p>5</text:p>
          </table:table-cell>
          <table:table-cell table:formula="of:=MIN([.L12]+IF([.$A13]=[.M$5];0;1);[.L13]+1;[.M12]+1)" office:value-type="float" office:value="6">
            <text:p>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formula="of:=MIN([.B13]+IF([.$A14]=[.C$5];0;1);[.B14]+1;[.C13]+1)" office:value-type="float" office:value="7">
            <text:p>7</text:p>
          </table:table-cell>
          <table:table-cell table:formula="of:=MIN([.C13]+IF([.$A14]=[.D$5];0;1);[.C14]+1;[.D13]+1)" office:value-type="float" office:value="6">
            <text:p>6</text:p>
          </table:table-cell>
          <table:table-cell table:formula="of:=MIN([.D13]+IF([.$A14]=[.E$5];0;1);[.D14]+1;[.E13]+1)" office:value-type="float" office:value="6">
            <text:p>6</text:p>
          </table:table-cell>
          <table:table-cell table:formula="of:=MIN([.E13]+IF([.$A14]=[.F$5];0;1);[.E14]+1;[.F13]+1)" office:value-type="float" office:value="5">
            <text:p>5</text:p>
          </table:table-cell>
          <table:table-cell table:formula="of:=MIN([.F13]+IF([.$A14]=[.G$5];0;1);[.F14]+1;[.G13]+1)" office:value-type="float" office:value="5">
            <text:p>5</text:p>
          </table:table-cell>
          <table:table-cell table:formula="of:=MIN([.G13]+IF([.$A14]=[.H$5];0;1);[.G14]+1;[.H13]+1)" office:value-type="float" office:value="4">
            <text:p>4</text:p>
          </table:table-cell>
          <table:table-cell table:formula="of:=MIN([.H13]+IF([.$A14]=[.I$5];0;1);[.H14]+1;[.I13]+1)" office:value-type="float" office:value="3">
            <text:p>3</text:p>
          </table:table-cell>
          <table:table-cell table:formula="of:=MIN([.I13]+IF([.$A14]=[.J$5];0;1);[.I14]+1;[.J13]+1)" office:value-type="float" office:value="4">
            <text:p>4</text:p>
          </table:table-cell>
          <table:table-cell table:formula="of:=MIN([.J13]+IF([.$A14]=[.K$5];0;1);[.J14]+1;[.K13]+1)" office:value-type="float" office:value="4">
            <text:p>4</text:p>
          </table:table-cell>
          <table:table-cell table:formula="of:=MIN([.K13]+IF([.$A14]=[.L$5];0;1);[.K14]+1;[.L13]+1)" office:value-type="float" office:value="5">
            <text:p>5</text:p>
          </table:table-cell>
          <table:table-cell table:formula="of:=MIN([.L13]+IF([.$A14]=[.M$5];0;1);[.L14]+1;[.M13]+1)" office:value-type="float" office:value="6">
            <text:p>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table:formula="of:=MIN([.B14]+IF([.$A15]=[.C$5];0;1);[.B15]+1;[.C14]+1)" office:value-type="float" office:value="8">
            <text:p>8</text:p>
          </table:table-cell>
          <table:table-cell table:formula="of:=MIN([.C14]+IF([.$A15]=[.D$5];0;1);[.C15]+1;[.D14]+1)" office:value-type="float" office:value="7">
            <text:p>7</text:p>
          </table:table-cell>
          <table:table-cell table:formula="of:=MIN([.D14]+IF([.$A15]=[.E$5];0;1);[.D15]+1;[.E14]+1)" office:value-type="float" office:value="7">
            <text:p>7</text:p>
          </table:table-cell>
          <table:table-cell table:formula="of:=MIN([.E14]+IF([.$A15]=[.F$5];0;1);[.E15]+1;[.F14]+1)" office:value-type="float" office:value="6">
            <text:p>6</text:p>
          </table:table-cell>
          <table:table-cell table:formula="of:=MIN([.F14]+IF([.$A15]=[.G$5];0;1);[.F15]+1;[.G14]+1)" office:value-type="float" office:value="6">
            <text:p>6</text:p>
          </table:table-cell>
          <table:table-cell table:formula="of:=MIN([.G14]+IF([.$A15]=[.H$5];0;1);[.G15]+1;[.H14]+1)" office:value-type="float" office:value="5">
            <text:p>5</text:p>
          </table:table-cell>
          <table:table-cell table:formula="of:=MIN([.H14]+IF([.$A15]=[.I$5];0;1);[.H15]+1;[.I14]+1)" office:value-type="float" office:value="4">
            <text:p>4</text:p>
          </table:table-cell>
          <table:table-cell table:formula="of:=MIN([.I14]+IF([.$A15]=[.J$5];0;1);[.I15]+1;[.J14]+1)" office:value-type="float" office:value="3">
            <text:p>3</text:p>
          </table:table-cell>
          <table:table-cell table:formula="of:=MIN([.J14]+IF([.$A15]=[.K$5];0;1);[.J15]+1;[.K14]+1)" office:value-type="float" office:value="4">
            <text:p>4</text:p>
          </table:table-cell>
          <table:table-cell table:formula="of:=MIN([.K14]+IF([.$A15]=[.L$5];0;1);[.K15]+1;[.L14]+1)" office:value-type="float" office:value="5">
            <text:p>5</text:p>
          </table:table-cell>
          <table:table-cell table:formula="of:=MIN([.L14]+IF([.$A15]=[.M$5];0;1);[.L15]+1;[.M14]+1)" office:value-type="float" office:value="5">
            <text:p>5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table:formula="of:=MIN([.B15]+IF([.$A16]=[.C$5];0;1);[.B16]+1;[.C15]+1)" office:value-type="float" office:value="9">
            <text:p>9</text:p>
          </table:table-cell>
          <table:table-cell table:formula="of:=MIN([.C15]+IF([.$A16]=[.D$5];0;1);[.C16]+1;[.D15]+1)" office:value-type="float" office:value="8">
            <text:p>8</text:p>
          </table:table-cell>
          <table:table-cell table:formula="of:=MIN([.D15]+IF([.$A16]=[.E$5];0;1);[.D16]+1;[.E15]+1)" office:value-type="float" office:value="8">
            <text:p>8</text:p>
          </table:table-cell>
          <table:table-cell table:formula="of:=MIN([.E15]+IF([.$A16]=[.F$5];0;1);[.E16]+1;[.F15]+1)" office:value-type="float" office:value="7">
            <text:p>7</text:p>
          </table:table-cell>
          <table:table-cell table:formula="of:=MIN([.F15]+IF([.$A16]=[.G$5];0;1);[.F16]+1;[.G15]+1)" office:value-type="float" office:value="7">
            <text:p>7</text:p>
          </table:table-cell>
          <table:table-cell table:formula="of:=MIN([.G15]+IF([.$A16]=[.H$5];0;1);[.G16]+1;[.H15]+1)" office:value-type="float" office:value="6">
            <text:p>6</text:p>
          </table:table-cell>
          <table:table-cell table:formula="of:=MIN([.H15]+IF([.$A16]=[.I$5];0;1);[.H16]+1;[.I15]+1)" office:value-type="float" office:value="5">
            <text:p>5</text:p>
          </table:table-cell>
          <table:table-cell table:formula="of:=MIN([.I15]+IF([.$A16]=[.J$5];0;1);[.I16]+1;[.J15]+1)" office:value-type="float" office:value="4">
            <text:p>4</text:p>
          </table:table-cell>
          <table:table-cell table:formula="of:=MIN([.J15]+IF([.$A16]=[.K$5];0;1);[.J16]+1;[.K15]+1)" office:value-type="float" office:value="3">
            <text:p>3</text:p>
          </table:table-cell>
          <table:table-cell table:formula="of:=MIN([.K15]+IF([.$A16]=[.L$5];0;1);[.K16]+1;[.L15]+1)" office:value-type="float" office:value="4">
            <text:p>4</text:p>
          </table:table-cell>
          <table:table-cell table:formula="of:=MIN([.L15]+IF([.$A16]=[.M$5];0;1);[.L16]+1;[.M15]+1)" office:value-type="float" office:value="5">
            <text:p>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table:formula="of:=MIN([.B16]+IF([.$A17]=[.C$5];0;1);[.B17]+1;[.C16]+1)" office:value-type="float" office:value="10">
            <text:p>10</text:p>
          </table:table-cell>
          <table:table-cell table:formula="of:=MIN([.C16]+IF([.$A17]=[.D$5];0;1);[.C17]+1;[.D16]+1)" office:value-type="float" office:value="9">
            <text:p>9</text:p>
          </table:table-cell>
          <table:table-cell table:formula="of:=MIN([.D16]+IF([.$A17]=[.E$5];0;1);[.D17]+1;[.E16]+1)" office:value-type="float" office:value="9">
            <text:p>9</text:p>
          </table:table-cell>
          <table:table-cell table:formula="of:=MIN([.E16]+IF([.$A17]=[.F$5];0;1);[.E17]+1;[.F16]+1)" office:value-type="float" office:value="8">
            <text:p>8</text:p>
          </table:table-cell>
          <table:table-cell table:formula="of:=MIN([.F16]+IF([.$A17]=[.G$5];0;1);[.F17]+1;[.G16]+1)" office:value-type="float" office:value="8">
            <text:p>8</text:p>
          </table:table-cell>
          <table:table-cell table:formula="of:=MIN([.G16]+IF([.$A17]=[.H$5];0;1);[.G17]+1;[.H16]+1)" office:value-type="float" office:value="7">
            <text:p>7</text:p>
          </table:table-cell>
          <table:table-cell table:formula="of:=MIN([.H16]+IF([.$A17]=[.I$5];0;1);[.H17]+1;[.I16]+1)" office:value-type="float" office:value="6">
            <text:p>6</text:p>
          </table:table-cell>
          <table:table-cell table:formula="of:=MIN([.I16]+IF([.$A17]=[.J$5];0;1);[.I17]+1;[.J16]+1)" office:value-type="float" office:value="5">
            <text:p>5</text:p>
          </table:table-cell>
          <table:table-cell table:formula="of:=MIN([.J16]+IF([.$A17]=[.K$5];0;1);[.J17]+1;[.K16]+1)" office:value-type="float" office:value="4">
            <text:p>4</text:p>
          </table:table-cell>
          <table:table-cell table:formula="of:=MIN([.K16]+IF([.$A17]=[.L$5];0;1);[.K17]+1;[.L16]+1)" office:value-type="float" office:value="4">
            <text:p>4</text:p>
          </table:table-cell>
          <table:table-cell table:formula="of:=MIN([.L16]+IF([.$A17]=[.M$5];0;1);[.L17]+1;[.M16]+1)" office:value-type="float" office:value="4">
            <text:p>4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12">
            <text:p>12</text:p>
          </table:table-cell>
          <table:table-cell table:formula="of:=MIN([.B17]+IF([.$A18]=[.C$5];0;1);[.B18]+1;[.C17]+1)" office:value-type="float" office:value="11">
            <text:p>11</text:p>
          </table:table-cell>
          <table:table-cell table:formula="of:=MIN([.C17]+IF([.$A18]=[.D$5];0;1);[.C18]+1;[.D17]+1)" office:value-type="float" office:value="10">
            <text:p>10</text:p>
          </table:table-cell>
          <table:table-cell table:formula="of:=MIN([.D17]+IF([.$A18]=[.E$5];0;1);[.D18]+1;[.E17]+1)" office:value-type="float" office:value="9">
            <text:p>9</text:p>
          </table:table-cell>
          <table:table-cell table:formula="of:=MIN([.E17]+IF([.$A18]=[.F$5];0;1);[.E18]+1;[.F17]+1)" office:value-type="float" office:value="9">
            <text:p>9</text:p>
          </table:table-cell>
          <table:table-cell table:formula="of:=MIN([.F17]+IF([.$A18]=[.G$5];0;1);[.F18]+1;[.G17]+1)" office:value-type="float" office:value="9">
            <text:p>9</text:p>
          </table:table-cell>
          <table:table-cell table:formula="of:=MIN([.G17]+IF([.$A18]=[.H$5];0;1);[.G18]+1;[.H17]+1)" office:value-type="float" office:value="8">
            <text:p>8</text:p>
          </table:table-cell>
          <table:table-cell table:formula="of:=MIN([.H17]+IF([.$A18]=[.I$5];0;1);[.H18]+1;[.I17]+1)" office:value-type="float" office:value="7">
            <text:p>7</text:p>
          </table:table-cell>
          <table:table-cell table:formula="of:=MIN([.I17]+IF([.$A18]=[.J$5];0;1);[.I18]+1;[.J17]+1)" office:value-type="float" office:value="6">
            <text:p>6</text:p>
          </table:table-cell>
          <table:table-cell table:formula="of:=MIN([.J17]+IF([.$A18]=[.K$5];0;1);[.J18]+1;[.K17]+1)" office:value-type="float" office:value="5">
            <text:p>5</text:p>
          </table:table-cell>
          <table:table-cell table:formula="of:=MIN([.K17]+IF([.$A18]=[.L$5];0;1);[.K18]+1;[.L17]+1)" office:value-type="float" office:value="4">
            <text:p>4</text:p>
          </table:table-cell>
          <table:table-cell table:formula="of:=MIN([.L17]+IF([.$A18]=[.M$5];0;1);[.L18]+1;[.M17]+1)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18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5T18:11:13</meta:creation-date>
    <dc:date>2009-04-05T18:30:51</dc:date>
    <meta:editing-duration>PT00H04M28S</meta:editing-duration>
    <meta:editing-cycles>1</meta:editing-cycles>
    <meta:document-statistic meta:table-count="3" meta:cell-count="179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